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a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u={"stu1":{"name":"hardik","id":1,"class":10,"grade":["10","9","8"]}}</text:p>
      <text:p text:style-name="Standard">print(stu["stu1"]["name"])</text:p>
      <text:p text:style-name="Standard"/>
      <text:p text:style-name="P1">def add(TITLE,NAME,ID,CLASS,GRADE):</text:p>
      <text:p text:style-name="P1"><text:s text:c="4"/>s={"name":NAME,"id":ID,"class":CLASS,"grade":GRADE}</text:p>
      <text:p text:style-name="P1"><text:s text:c="4"/>stu[TITLE]=s</text:p>
      <text:p text:style-name="P1"><text:s text:c="4"/>return</text:p>
      <text:p text:style-name="P1">add("s1","ram",2,10,["A","B","C"])</text:p>
      <text:p text:style-name="P1">print(stu)</text:p>
      <text:p text:style-name="P1"><text:s text:c="4"/></text:p>
      <text:p text:style-name="Standard"/>
      <text:p text:style-name="Standard">def update(para_a,para_b,new):</text:p>
      <text:p text:style-name="Standard"><text:s text:c="4"/>stu[para_a][para_b]=new</text:p>
      <text:p text:style-name="Standard"><text:s text:c="4"/>return</text:p>
      <text:p text:style-name="Standard">update("stu1","name","rohan")</text:p>
      <text:p text:style-name="Standard">print(stu)</text:p>
      <text:p text:style-name="Standard"/>
      <text:p text:style-name="Standard">def avg(pa):</text:p>
      <text:p text:style-name="Standard"><text:s text:c="4"/>l=len(stu[pa]["grade"])</text:p>
      <text:p text:style-name="Standard"><text:s text:c="4"/>sum=0</text:p>
      <text:p text:style-name="Standard"><text:s text:c="4"/>for i in stu[pa]["grade"]:</text:p>
      <text:p text:style-name="Standard"><text:s text:c="8"/>sum+=i</text:p>
      <text:p text:style-name="Standard"><text:s text:c="4"/>return sum</text:p>
      <text:p text:style-name="Standard">avg("stu1"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28T16:25:55.112000000</meta:creation-date>
    <dc:date>2024-08-28T16:32:44.404000000</dc:date>
    <meta:editing-duration>PT6M51S</meta:editing-duration>
    <meta:editing-cycles>1</meta:editing-cycles>
    <meta:document-statistic meta:table-count="0" meta:image-count="0" meta:object-count="0" meta:page-count="1" meta:paragraph-count="21" meta:word-count="27" meta:character-count="484" meta:non-whitespace-character-count="429"/>
    <meta:generator>LibreOffice/7.2.2.2$Windows_X86_64 LibreOffice_project/02b2acce88a210515b4a5bb2e46cbfb63fe97d56</meta:generator>
  </office:meta>
</office:document-meta>
</file>